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05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3" table:number-columns-repeated="16369" table:default-cell-style-name="ce1"/>
        <table:table-row table:style-name="ro1">
          <table:table-cell table:number-columns-repeated="7" table:style-name="ce1"/>
          <table:table-cell office:value-type="string" table:number-columns-spanned="8" table:number-rows-spanned="1" table:style-name="ce3">
            <text:p>7-Seg</text:p>
          </table:table-cell>
          <table:covered-table-cell table:number-columns-repeated="7"/>
          <table:table-cell table:number-columns-repeated="16369" table:style-name="ce1"/>
        </table:table-row>
        <table:table-row table:style-name="ro1">
          <table:table-cell office:value-type="string" table:style-name="ce4">
            <text:p>HEX</text:p>
          </table:table-cell>
          <table:table-cell office:value-type="string" table:style-name="ce4">
            <text:p>DEC</text:p>
          </table:table-cell>
          <table:table-cell office:value-type="string" table:number-columns-spanned="4" table:number-rows-spanned="1" table:style-name="ce5">
            <text:p>BIN</text:p>
          </table:table-cell>
          <table:covered-table-cell table:number-columns-repeated="3"/>
          <table:table-cell table:style-name="ce4"/>
          <table:table-cell office:value-type="string" table:style-name="ce4">
            <text:p>p</text:p>
          </table:table-cell>
          <table:table-cell office:value-type="string" table:style-name="ce4">
            <text:p>g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</text:p>
          </table:table-cell>
          <table:table-cell office:value-type="string" table:style-name="ce4">
            <text:p>d</text:p>
          </table:table-cell>
          <table:table-cell office:value-type="string" table:style-name="ce4">
            <text:p>c</text:p>
          </table:table-cell>
          <table:table-cell office:value-type="string" table:style-name="ce4">
            <text:p>b</text:p>
          </table:table-cell>
          <table:table-cell office:value-type="string" table:style-name="ce4">
            <text:p>a</text:p>
          </table:table-cell>
          <table:table-cell office:value-type="string" table:style-name="ce4">
            <text:p>7-seg HEX</text:p>
          </table:table-cell>
          <table:table-cell table:number-columns-repeated="16368" table:style-name="ce2"/>
        </table:table-row>
        <table:table-row table:style-name="ro1"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7">
            <text:p>0</text:p>
          </table:table-cell>
          <table:table-cell table:style-name="ce11"/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0">
            <text:p>3F</text:p>
          </table:table-cell>
          <table:table-cell table:number-columns-repeated="16368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8">
            <text:p>1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06</text:p>
          </table:table-cell>
          <table:table-cell table:number-columns-repeated="16368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8">
            <text:p>0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5B</text:p>
          </table:table-cell>
          <table:table-cell table:number-columns-repeated="16368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8">
            <text:p>1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4F</text:p>
          </table:table-cell>
          <table:table-cell table:number-columns-repeated="16368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6" table:style-name="ce2">
            <text:p>66</text:p>
          </table:table-cell>
          <table:table-cell table:number-columns-repeated="16368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8">
            <text:p>1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6D</text:p>
          </table:table-cell>
          <table:table-cell table:number-columns-repeated="1636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8">
            <text:p>0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7D</text:p>
          </table:table-cell>
          <table:table-cell table:number-columns-repeated="16368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8">
            <text:p>1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10">
            <text:p>07</text:p>
          </table:table-cell>
          <table:table-cell table:number-columns-repeated="16368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float" office:value="8" table:style-name="ce8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7F</text:p>
          </table:table-cell>
          <table:table-cell table:number-columns-repeated="16368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8">
            <text:p>1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6F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8">
            <text:p>0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77" table:style-name="ce2">
            <text:p>77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8">
            <text:p>1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2">
            <text:p>7C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C</text:p>
          </table:table-cell>
          <table:table-cell office:value-type="float" office:value="12" table:style-name="ce8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8">
            <text:p>0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39" table:style-name="ce2">
            <text:p>39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D</text:p>
          </table:table-cell>
          <table:table-cell office:value-type="float" office:value="13" table:style-name="ce8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8">
            <text:p>1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8">
            <text:p>0</text:p>
          </table:table-cell>
          <table:table-cell office:value-type="string" table:style-name="ce2">
            <text:p>5E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E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8">
            <text:p>0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9" table:style-name="ce2">
            <text:p>79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F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8">
            <text:p>1</text:p>
          </table:table-cell>
          <table:table-cell table:style-name="ce12"/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71" table:style-name="ce2">
            <text:p>71</text:p>
          </table:table-cell>
          <table:table-cell table:number-columns-repeated="16368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Johan Klasén</meta:initial-creator>
    <dc:creator>Johan Klasén</dc:creator>
    <meta:creation-date>2021-01-28T09:25:18Z</meta:creation-date>
    <dc:date>2021-01-28T10:21:26Z</dc:date>
  </office:meta>
</office:document-meta>
</file>